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paragraph-rsid="00168d7d"/>
    </style:style>
    <style:style style:name="P2" style:family="paragraph" style:parent-style-name="Standard">
      <style:text-properties officeooo:rsid="00181e37" officeooo:paragraph-rsid="00181e37"/>
    </style:style>
    <style:style style:name="P3" style:family="paragraph" style:parent-style-name="Standard">
      <style:text-properties officeooo:rsid="0019905e" officeooo:paragraph-rsid="0019905e"/>
    </style:style>
    <style:style style:name="P4" style:family="paragraph" style:parent-style-name="Standard">
      <style:text-properties officeooo:rsid="001d2554" officeooo:paragraph-rsid="001d2554"/>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9905e" officeooo:paragraph-rsid="0019905e" style:font-weight-asian="bold" style:font-weight-complex="bold"/>
    </style:style>
    <style:style style:name="P7" style:family="paragraph" style:parent-style-name="Standard">
      <style:text-properties fo:font-weight="bold" officeooo:rsid="0028bdf2" officeooo:paragraph-rsid="0028bdf2" style:font-weight-asian="bold" style:font-weight-complex="bold"/>
    </style:style>
    <style:style style:name="P8" style:family="paragraph" style:parent-style-name="Standard">
      <style:text-properties fo:font-weight="bold" officeooo:rsid="0029fa20" officeooo:paragraph-rsid="0029fa20" style:font-weight-asian="bold" style:font-weight-complex="bold"/>
    </style:style>
    <style:style style:name="P9" style:family="paragraph" style:parent-style-name="Standard">
      <style:text-properties fo:font-weight="bold" officeooo:rsid="002c35c9" officeooo:paragraph-rsid="002c35c9" style:font-weight-asian="bold" style:font-weight-complex="bold"/>
    </style:style>
    <style:style style:name="P10" style:family="paragraph" style:parent-style-name="Standard">
      <style:text-properties fo:font-weight="bold" officeooo:rsid="002d38b6" officeooo:paragraph-rsid="002d38b6" style:font-weight-asian="bold" style:font-weight-complex="bold"/>
    </style:style>
    <style:style style:name="P11" style:family="paragraph" style:parent-style-name="Standard">
      <style:text-properties officeooo:rsid="001de376" officeooo:paragraph-rsid="00233f3e"/>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rsid="0028bdf2" officeooo:paragraph-rsid="0028bdf2"/>
    </style:style>
    <style:style style:name="P14" style:family="paragraph" style:parent-style-name="Standard">
      <style:text-properties officeooo:rsid="0028bdf2" officeooo:paragraph-rsid="0029fa20"/>
    </style:style>
    <style:style style:name="P15" style:family="paragraph" style:parent-style-name="Standard">
      <style:text-properties officeooo:rsid="0029fa20" officeooo:paragraph-rsid="0029fa20"/>
    </style:style>
    <style:style style:name="P16" style:family="paragraph" style:parent-style-name="Standard">
      <style:text-properties fo:font-style="italic" officeooo:rsid="0028bdf2" officeooo:paragraph-rsid="0029fa20" style:font-style-asian="italic" style:font-style-complex="italic"/>
    </style:style>
    <style:style style:name="P17" style:family="paragraph" style:parent-style-name="Standard">
      <style:text-properties fo:font-style="italic" officeooo:rsid="0029fa20" officeooo:paragraph-rsid="0029fa20" style:font-style-asian="italic" style:font-style-complex="italic"/>
    </style:style>
    <style:style style:name="P18" style:family="paragraph" style:parent-style-name="Standard">
      <style:text-properties fo:font-style="italic" officeooo:rsid="002c35c9" officeooo:paragraph-rsid="002c35c9" style:font-style-asian="italic" style:font-style-complex="italic"/>
    </style:style>
    <style:style style:name="P19" style:family="paragraph" style:parent-style-name="Standard">
      <style:text-properties fo:font-style="italic" officeooo:rsid="002d38b6" officeooo:paragraph-rsid="002d38b6" style:font-style-asian="italic" style:font-style-complex="italic"/>
    </style:style>
    <style:style style:name="P20" style:family="paragraph" style:parent-style-name="Standard">
      <style:text-properties fo:font-style="italic" style:text-underline-style="solid" style:text-underline-width="auto" style:text-underline-color="font-color" fo:font-weight="bold" officeooo:rsid="0029fa20" officeooo:paragraph-rsid="0029fa20" style:font-style-asian="italic" style:font-weight-asian="bold" style:font-style-complex="italic" style:font-weight-complex="bold"/>
    </style:style>
    <style:style style:name="P21" style:family="paragraph" style:parent-style-name="Standard">
      <style:text-properties fo:font-style="italic" fo:font-weight="normal" officeooo:rsid="00301048" officeooo:paragraph-rsid="00301048" style:font-style-asian="italic" style:font-weight-asian="normal" style:font-style-complex="italic" style:font-weight-complex="normal"/>
    </style:style>
    <style:style style:name="P22" style:family="paragraph" style:parent-style-name="Standard">
      <style:text-properties fo:font-style="italic" fo:font-weight="normal" officeooo:rsid="00314607" officeooo:paragraph-rsid="00314607" style:font-style-asian="italic" style:font-weight-asian="normal" style:font-style-complex="italic" style:font-weight-complex="normal"/>
    </style:style>
    <style:style style:name="P23" style:family="paragraph" style:parent-style-name="Standard">
      <style:text-properties fo:font-style="italic" fo:font-weight="normal" officeooo:rsid="0039775a" officeooo:paragraph-rsid="0039775a" style:font-style-asian="italic" style:font-weight-asian="normal" style:font-style-complex="italic" style:font-weight-complex="normal"/>
    </style:style>
    <style:style style:name="P24" style:family="paragraph" style:parent-style-name="Standard">
      <style:text-properties officeooo:rsid="002c35c9" officeooo:paragraph-rsid="002c35c9"/>
    </style:style>
    <style:style style:name="P25" style:family="paragraph" style:parent-style-name="Standard">
      <style:text-properties fo:font-style="normal" fo:font-weight="normal" officeooo:rsid="002d38b6" officeooo:paragraph-rsid="002d38b6" style:font-style-asian="normal" style:font-weight-asian="normal" style:font-style-complex="normal" style:font-weight-complex="normal"/>
    </style:style>
    <style:style style:name="P26" style:family="paragraph" style:parent-style-name="Standard">
      <style:text-properties fo:font-style="normal" fo:font-weight="normal" officeooo:rsid="00301048" officeooo:paragraph-rsid="00301048" style:font-style-asian="normal" style:font-weight-asian="normal" style:font-style-complex="normal" style:font-weight-complex="normal"/>
    </style:style>
    <style:style style:name="P27" style:family="paragraph" style:parent-style-name="Standard">
      <style:text-properties fo:font-style="normal" fo:font-weight="normal" officeooo:rsid="00314607" officeooo:paragraph-rsid="00314607" style:font-style-asian="normal" style:font-weight-asian="normal" style:font-style-complex="normal" style:font-weight-complex="normal"/>
    </style:style>
    <style:style style:name="P28" style:family="paragraph" style:parent-style-name="Standard">
      <style:text-properties fo:font-style="normal" fo:font-weight="normal" officeooo:rsid="00314607" officeooo:paragraph-rsid="0033a994" style:font-style-asian="normal" style:font-weight-asian="normal" style:font-style-complex="normal" style:font-weight-complex="normal"/>
    </style:style>
    <style:style style:name="P29" style:family="paragraph" style:parent-style-name="Standard">
      <style:text-properties fo:font-style="normal" fo:font-weight="normal" officeooo:rsid="0039775a" officeooo:paragraph-rsid="0039775a" style:font-style-asian="normal" style:font-weight-asian="normal" style:font-style-complex="normal" style:font-weight-complex="normal"/>
    </style:style>
    <style:style style:name="P30" style:family="paragraph" style:parent-style-name="Standard">
      <style:text-properties fo:font-style="normal" fo:font-weight="bold" officeooo:rsid="00301048" officeooo:paragraph-rsid="00301048" style:font-style-asian="normal" style:font-weight-asian="bold" style:font-style-complex="normal" style:font-weight-complex="bold"/>
    </style:style>
    <style:style style:name="P31" style:family="paragraph" style:parent-style-name="Standard">
      <style:text-properties fo:font-style="normal" fo:font-weight="bold" officeooo:rsid="00314607" officeooo:paragraph-rsid="00314607" style:font-style-asian="normal" style:font-weight-asian="bold" style:font-style-complex="normal" style:font-weight-complex="bold"/>
    </style:style>
    <style:style style:name="P32" style:family="paragraph" style:parent-style-name="Standard">
      <style:text-properties fo:font-style="normal" fo:font-weight="bold" officeooo:rsid="0031e207" officeooo:paragraph-rsid="0031e207" style:font-style-asian="normal" style:font-weight-asian="bold" style:font-style-complex="normal" style:font-weight-complex="bold"/>
    </style:style>
    <style:style style:name="P33" style:family="paragraph" style:parent-style-name="Standard">
      <style:text-properties fo:font-style="normal" fo:font-weight="bold" officeooo:rsid="0039775a" officeooo:paragraph-rsid="0039775a"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officeooo:rsid="00168d7d"/>
    </style:style>
    <style:style style:name="T3" style:family="text">
      <style:text-properties officeooo:rsid="00181e37"/>
    </style:style>
    <style:style style:name="T4" style:family="text">
      <style:text-properties officeooo:rsid="001b66d2"/>
    </style:style>
    <style:style style:name="T5" style:family="text">
      <style:text-properties officeooo:rsid="001bfd16"/>
    </style:style>
    <style:style style:name="T6" style:family="text">
      <style:text-properties officeooo:rsid="001de376"/>
    </style:style>
    <style:style style:name="T7" style:family="text">
      <style:text-properties fo:font-weight="bold" style:font-weight-asian="bold" style:font-weight-complex="bold"/>
    </style:style>
    <style:style style:name="T8" style:family="text">
      <style:text-properties officeooo:rsid="0021c5df"/>
    </style:style>
    <style:style style:name="T9" style:family="text">
      <style:text-properties officeooo:rsid="0025b6e0"/>
    </style:style>
    <style:style style:name="T10" style:family="text">
      <style:text-properties officeooo:rsid="0029fa20"/>
    </style:style>
    <style:style style:name="T11" style:family="text">
      <style:text-properties officeooo:rsid="002a85ff"/>
    </style:style>
    <style:style style:name="T12" style:family="text">
      <style:text-properties officeooo:rsid="002c35c9"/>
    </style:style>
    <style:style style:name="T13" style:family="text">
      <style:text-properties officeooo:rsid="002d38b6"/>
    </style:style>
    <style:style style:name="T14" style:family="text">
      <style:text-properties officeooo:rsid="00301048"/>
    </style:style>
    <style:style style:name="T15" style:family="text">
      <style:text-properties officeooo:rsid="00314607"/>
    </style:style>
    <style:style style:name="T16" style:family="text">
      <style:text-properties officeooo:rsid="0031e207"/>
    </style:style>
    <style:style style:name="T17" style:family="text">
      <style:text-properties officeooo:rsid="0033a994"/>
    </style:style>
    <style:style style:name="T18" style:family="text">
      <style:text-properties officeooo:rsid="0034f758"/>
    </style:style>
    <style:style style:name="T19" style:family="text">
      <style:text-properties officeooo:rsid="003655a0"/>
    </style:style>
    <style:style style:name="T20" style:family="text">
      <style:text-properties officeooo:rsid="00380d0c"/>
    </style:style>
    <style:style style:name="T21" style:family="text">
      <style:text-properties officeooo:rsid="003ac30b"/>
    </style:style>
    <style:style style:name="T22" style:family="text">
      <style:text-properties officeooo:rsid="003c27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Pourquoi unsigned char quand il s’agit d’octets (bytes) ?</text:span> Car la plage de valeurs d’un unsigned char est de 0 a 255 <text:span text:style-name="T6">(256 valeurs)</text:span>. Or 1 octet = 8 bits, et 1 bit = 0 ou 1. Donc la valeur minimale d’1 octet est 00000000 (represente 0 en binaire), et sa valeur maximale est 11111111, ce qui represente 255. Un char va de -128 a 127, donc ca ne couvre pas la plage de valeurs possibles d’1 octet, et il y <text:s/>une transformation en valeurs negatives, ce qui cause des erreurs.</text:p>
      <text:p text:style-name="P4"/>
      <text:p text:style-name="P11"><text:span text:style-name="T7">Pourquoi size_t ? </text:span><text:span text:style-name="T1">Size_t est concu pour representer les tailles et les index, par convention en C. Parce que la valeur sera forcement positive, ce qui est coherent avec une mesure de taille. De plus, size_t a une vale</text:span>ur limite qui s’adapte a l’architecture du systeme (32, 64bits…). (32 bits syst corresponds to a size_t that acts like a 32 bit unsigned int). Ca permet de travailler avec des grandes tailles de memoire. NB : l’operateur sizeof retourne une valeur de type size_t (= un nombre d’octets).</text:p>
      <text:p text:style-name="Standard"/>
      <text:p text:style-name="P5">ATOI :</text:p>
      <text:p text:style-name="Standard">- atoi = ASCII to int.</text:p>
      <text:p text:style-name="Standard">- const char * as param for safety reasons, to make sure that the string won’t be modified. Const also allows atoi to work with litteral strings, like ft_atoi(“123”), bc a litteral string is implicitely a constant. In general, it is good practice to use a const when the function doesn’t modify the parameter.</text:p>
      <text:p text:style-name="Standard">- conversion (nptr[i++] - ‘0’) : nptr[i++] corresponds to an ASCII code (48 for int=0) ; by substracting ‘0’=48, it results in the value of int that the code corresponds to.</text:p>
      <text:p text:style-name="Standard">- while(*nptr...){...*nptr++...} : equals to while(nptr[i]...){i++} : it <text:s/>increments nptr directly instead of i.</text:p>
      <text:p text:style-name="Standard">- when there is an overflow &gt; 18 digits to convert, atoi returns 0 or -1 <text:s/>depending on the sign : if &gt; 0 it returns -1, else if &lt; 0 it returns 0.</text:p>
      <text:p text:style-name="Standard"/>
      <text:p text:style-name="P5">BZERO :</text:p>
      <text:p text:style-name="P1">- Bzero erases the data in n bytes of memory by setting them all at ‘\0’.</text:p>
      <text:p text:style-name="P1">- param void* allows to use wathever type of variable (like char, int, foat…)</text:p>
      <text:p text:style-name="Standard">- a (void*) needs a cast to modify the data : (unsigned char *). Indeed, the computer needs to know the type of variable in order to act on it.</text:p>
      <text:p text:style-name="Standard">- size_t is an unsigned type which insures that the variable won’t be negative; it is useful when working with the size of arrays, strings, blocs of memory, and to increment.</text:p>
      <text:p text:style-name="Standard">- unsigned char is used bc its size is precisely that of 1byte (octet = 8bits). It is unsigned to rule out any negative value. Since s is of type (void*), casting it as unsigned char allows it to point to bytes of memory. Then we can modify individually each byte in the function. Bzero erases the data in n bytes of memory by setting them all at ‘\0’.</text:p>
      <text:p text:style-name="Standard"/>
      <text:p text:style-name="P5">CALLOC :</text:p>
      <text:p text:style-name="Standard">- <text:span text:style-name="T2">Calloc allocates memory for an array of nmemb elements of size bytes each, and returns a pointer to the allocated memory. The memory is set to 0.</text:span></text:p>
      <text:p text:style-name="P2">- void *ft_calloc : returns a pointer to a block of memory of whatever type</text:p>
      <text:p text:style-name="P2">- data points to the block of memory that the function if going to return</text:p>
      <text:p text:style-name="Standard">- size_t is the size of an unsigned int</text:p>
      <text:p text:style-name="Standard">- SIZE_MAX is the max value of size_t. <text:span text:style-name="T3">It depends on the architecture of the system (32 VS 64 bits)</text:span></text:p>
      <text:p text:style-name="Standard">- size != 0 bc you can't divide by 0</text:p>
      <text:p text:style-name="Standard">- (nmemb &gt; SIZE_MAX / size) is written this way bc (nmemb * size &gt; SIZE_MAX) cannot be tested : if the result is indeed &gt; SIZE_MAX, the max value will be exceeded and the computer won't be able to calculate it.</text:p>
      <text:p text:style-name="Standard"/>
      <text:p text:style-name="P6">ISALNUM, <text:span text:style-name="T4">ISALPHA, ISASCII, </text:span><text:span text:style-name="T5">ISDIGIT</text:span> :</text:p>
      <text:p text:style-name="P3"><text:soft-page-break/>- the char is passed in param as int bc it has to be able to accept val<text:span text:style-name="T22">i</text:span>d characters as well as the EOF (End Of File) value when readind a file, and EOF is an int of -1 usually. <text:span text:style-name="T4">It also avoids conversion problems between signed and unsigned char.</text:span></text:p>
      <text:p text:style-name="P3"/>
      <text:p text:style-name="P5">MEMMOVE :</text:p>
      <text:p text:style-name="Standard">- Contrary to memcpy, memmove garanties to copy correctly even when the memory zones of dest and src overlap, by choosing the direction of the copy (left to right or right to left). If it did not, it would result in a loss of the overlaping data of dest before the actual copying.</text:p>
      <text:p text:style-name="Standard">- <text:span text:style-name="T8">If dest is before src, it can be copied by incrementing from the start of src.</text:span></text:p>
      <text:p text:style-name="Standard">- <text:span text:style-name="T8">If dest is after src, it has to be copied decrementing from the end of src, to avoid the risk of losing the data of the end of src.</text:span></text:p>
      <text:p text:style-name="Standard"/>
      <text:p text:style-name="P5">STRCHR :</text:p>
      <text:p text:style-name="Standard">- (char)c : c is used as its character value instead of its int value.</text:p>
      <text:p text:style-name="Standard">- (char *)&amp;s[i] : s is a ptr to a const char : it points to a string that cannot be modified. With &amp;s[i], we get the adress of the i-th char of s. Since s is a const char, it doesn't work with what the function is supposed to return : a char *. We use (char *) to change the type of the ptr.</text:p>
      <text:p text:style-name="Standard"/>
      <text:p text:style-name="P5">STRLCAT :</text:p>
      <text:p text:style-name="Standard">- size corresponds to the length of the final destination, after concatenation.</text:p>
      <text:p text:style-name="Standard">- strlcat is used to know wether the concatenation is complete, by returning the size of both strings (so the length of the final destination if concatenation were complete) : this way, by comparing the returned number to size (length of final destination string), we know if the string is truncated.</text:p>
      <text:p text:style-name="Standard">- size must be bigger than the returned value of ft_strlcat by 1, because of the terminating '\0' character.</text:p>
      <text:p text:style-name="Standard"/>
      <text:p text:style-name="P5">STRMAPI :</text:p>
      <text:p text:style-name="Standard">- char (*f) in the prototype : bc it is a pointer to a function that <text:s/>returns a char, and not a function that return a pointer to char.</text:p>
      <text:p text:style-name="Standard"/>
      <text:p text:style-name="P5">STRNCMP :</text:p>
      <text:p text:style-name="Standard">- char *s1 and *s2 are transformed to unsigned char, to make sure that it can't be a negative value. A signed char is [-128;127], an unsigned char is [0;255]. The char \200 as a value of 128 if unsigned, <text:s/>-128 if signed.</text:p>
      <text:p text:style-name="Standard"/>
      <text:p text:style-name="P5">STRRCHR :</text:p>
      <text:p text:style-name="P12">- <text:span text:style-name="T9">returns a pointer to the first occurrence of the character c</text:span></text:p>
      <text:p text:style-name="Standard">- while (i &gt;= 0) and not while (s[i]) because we are decrementing, which means going towards the beginning of the string, and the beginning is not null started (unlike the end which is null terminated). So with s[i] we might run off the beginning of the string.</text:p>
      <text:p text:style-name="Standard"/>
      <text:p text:style-name="P5">STRTRIM :</text:p>
      <text:p text:style-name="Standard">- ft_substr(s1, i, (j-i+1)) will return a substring from s1, starting at index i, and of length (j-i+1). +1 bc i and j are indexes and we want a length.</text:p>
      <text:p text:style-name="Standard"/>
      <text:p text:style-name="P5">SUBSTR :</text:p>
      <text:p text:style-name="Standard">- return (ft_strdup("")) and not directly return("") : we return an empty string that is \0 terminated (that's different to a NULL !) ; ft_strdup uses a malloc to attribute memory to that string. <text:s/>The main, calling ft_substr, has to free(res), and that wouldn't work with a litteral string like "" : because it didn't use a malloc, there is nothing to free. Attempting to do so might cause a crash.</text:p>
      <text:p text:style-name="Standard"><text:soft-page-break/>- for (s == NULL), there is no need to use ft_strdup : it is not an empty string, but a null pointer = a lack of string. An empty string is still a valid string, contrary to a NULL. free(NULL) is fine to use, it doesn't do anything and doesn't crash.</text:p>
      <text:p text:style-name="Standard">- len &gt; ft_strlen(s + start) : we calculate the length of s starting <text:s/>from start. If len is superior to that, it means that it exceeds the string's end. We want to avoid that when copying the characters, so we redefine len to be the length of s starting from start.</text:p>
      <text:p text:style-name="Standard"/>
      <text:p text:style-name="P20">BONUS : LISTES CHAINEES :</text:p>
      <text:p text:style-name="Standard"/>
      <text:p text:style-name="P7">LSTNEW :</text:p>
      <text:p text:style-name="P16">- <text:span text:style-name="T10">alloue avec malloc et renvoie un nouvel element (n</text:span><text:span text:style-name="T12">oeu</text:span><text:span text:style-name="T10">d). Content est initialise avec la variable content, et next est initialise a NULL.</text:span></text:p>
      <text:p text:style-name="P14">- cree un nouveau noeud dans la liste chainee et l’initialise. List→next=NULL indique que c’est le dernier noeud de la chaine, le pointeur de cette liste ne renvoie pas de suivant.</text:p>
      <text:p text:style-name="P13">- renvoie le pointeur vers le nouveau noeud.</text:p>
      <text:p text:style-name="P13"/>
      <text:p text:style-name="P8">LSTADD_FRONT :</text:p>
      <text:p text:style-name="P17">- ajoute l’element new au debut de la liste.</text:p>
      <text:p text:style-name="P15">- new→next = *lst : le champ next du noeud new pointe desormais vers lst (l’ancien 1er element)</text:p>
      <text:p text:style-name="P15">- *lst = new : le pointeur vers la tete de liste pointe desormais vers new (et new pointe toujours vers l’ancien 1er element, qui est maintenant le 2e).</text:p>
      <text:p text:style-name="P15"/>
      <text:p text:style-name="P8">LSTSIZE :</text:p>
      <text:p text:style-name="P17">- compte le nb d’elements de la liste.</text:p>
      <text:p text:style-name="P15">- <text:span text:style-name="T11">nb permet de stocker le nombre de noeuds. while(lst n’est pas null, cad qu’il reste des noeuds dans la liste) : lst=lst→next permet de faire avancer lst au noeud suivant, et on incremente nb a chaque fois </text:span><text:span text:style-name="T12">que lst n’est pas null (cas qu’on est dans un noeud valide)</text:span><text:span text:style-name="T11">.</text:span></text:p>
      <text:p text:style-name="P15">- <text:span text:style-name="T11">dans ft_free_lst : tmp permet de sauvegarder le pointeur de lst vers next, car on va free lst et cela perdra le pointeur vers le noeud suivant. Comme on veut free le noeud suivant, il faut sauvegarder ce pointeur dans une variable temporaire. Puis, apres avoir free, lst = tmp signifie que on va vers le noeud suivant.</text:span></text:p>
      <text:p text:style-name="P15"/>
      <text:p text:style-name="P9">LSTLAST :</text:p>
      <text:p text:style-name="P18">- renvoie le dernier element de la liste.</text:p>
      <text:p text:style-name="P24">- <text:span text:style-name="T13">while(lst→next) signifie tant qu’il y a un noeud suivant. Lst va donc aller jusqu’au dernier noeud. Si on mettait while(lst), ont irait jusqu’a ce que lst=null, cad apres le dernier noeud.</text:span></text:p>
      <text:p text:style-name="P24"/>
      <text:p text:style-name="P10">LSTADD_BACK :</text:p>
      <text:p text:style-name="P19">- ajoute l’element new a la fin de la liste.</text:p>
      <text:p text:style-name="P25">- <text:span text:style-name="T14">si lst est null, alors new devient lst (l’unique element)</text:span></text:p>
      <text:p text:style-name="P25">- <text:span text:style-name="T14">sinon, on va chercher le dernier element de lst, et le pointeur next sera new, en faisant le dernier element de lst.</text:span></text:p>
      <text:p text:style-name="P25"/>
      <text:p text:style-name="P30">LSTDELONE :</text:p>
      <text:p text:style-name="P21">- libere la memoire de l’element passe en argument en utilisant la fonction ‘del’ puis avec free. La memoire de next ne doit pas etre free.</text:p>
      <text:p text:style-name="P26">- <text:span text:style-name="T15">del==NULL est pour le cas ou le pointeur vers la fonction del est non valide, cad qu’il ne correspond pas a une fonction valide.</text:span></text:p>
      <text:p text:style-name="P26">- <text:span text:style-name="T15">dans main, pour printf, il n’est pas indispensable d’utiliser tmp, cependant cela permet de ne pas perdre la tete de liste (lst).</text:span></text:p>
      <text:p text:style-name="P26"/>
      <text:p text:style-name="P31">LSTCLEAR :</text:p>
      <text:p text:style-name="P22"><text:soft-page-break/>- <text:span text:style-name="T16">supprime et libere la memoire de l’element passe en parametre, et de tous les elements qui suivent, a l’aide de del et de free. Le pointeur initial est egalement mis a null.</text:span></text:p>
      <text:p text:style-name="P28">- !<text:span text:style-name="T17">lst signifie que le pointeur de lst est null, il ne pointe pas sur une chaine. </text:span>!*<text:span text:style-name="T17">lst signifie que la chaine vers laquelle pointe lst est vide. Dans ces 2 cas, ainsi que dans le cas ou del ne renvoie pas vers une fonction valide, alors cela provoquerait des erreurs d’appliquer la fonction lstclear.</text:span></text:p>
      <text:p text:style-name="P28">- *<text:span text:style-name="T16">lst = tmp permet de passer au noeud suivant (le pointeur vers ce dernier a ete sauvegarde dans la variable temporaire tmp)</text:span></text:p>
      <text:p text:style-name="P27">- <text:span text:style-name="T16">lst→next=NULL permet de couper la chaine en deux, en separant lst de lst2.</text:span></text:p>
      <text:p text:style-name="P27"/>
      <text:p text:style-name="P32">LSTITER :</text:p>
      <text:p text:style-name="P22">- <text:span text:style-name="T16">itere sur la liste lst et applique la fonction f au contenu de chaque element.</text:span></text:p>
      <text:p text:style-name="P27">- <text:span text:style-name="T18">en param de lstiter : *lst. En effet, on veut modifier le contenu des listes, et non le pointeur initial vers le 1er element de la liste chainee.</text:span></text:p>
      <text:p text:style-name="P27">- <text:span text:style-name="T18">en param de lst</text:span><text:span text:style-name="T19">free</text:span><text:span text:style-name="T18"> : **lst : pointeur sur pointeur = l’adresse de la variable qui contient l’adresse de la tete de liste. Ca permet de directement modifier la valeur de lst (pointeur de tete de liste). En effet, lst</text:span><text:span text:style-name="T19">free</text:span><text:span text:style-name="T18"> doit liberer chaque noeud (avec lst) et liberer le pointeur vers </text:span><text:span text:style-name="T20">le debut de </text:span><text:span text:style-name="T18">la liste chainee (avec **lst).</text:span></text:p>
      <text:p text:style-name="P27">- <text:span text:style-name="T19">while(*lst) : tant qu’il y a des noeuds a liberer dans la liste. On utilise (*lst) parce que comme lst est un double pointeur, pour acceder au contenu des listes, </text:span><text:span text:style-name="T20">il faut le dereferencer.</text:span></text:p>
      <text:p text:style-name="P27"/>
      <text:p text:style-name="P33">LSTMAP :</text:p>
      <text:p text:style-name="P23">- itere sur la liste lst et applique la fonction f au contenu de chaque element. Cree une nouvelle liste resultat des applications successives de f. La fonction del est la pour detruire le contenu d’un element si necessaire.</text:p>
      <text:p text:style-name="P29">- pas besoin de mettre !lst dans le if, car si !lst, on ne rentrera pas dans le while et en retournera new_lst, qui a de toute facon ete initialisee a NULL.</text:p>
      <text:p text:style-name="P29">- <text:span text:style-name="T21">on cree un noeud dans la liste chainee new_elt, initialise a NULL. Si echec de lstnew (allocation a echoue), alors lstclear. Lstnew alloue un nouveau noeud, et l’initialise a NULL. C’est different d’un echec d’allocation.</text:span></text:p>
      <text:p text:style-name="P29">- <text:span text:style-name="T21">le content de new_elt est defini comme l’action de la fonction f sur le content de lstclear</text:span></text:p>
      <text:p text:style-name="P29">- <text:span text:style-name="T21">on ajoute le noeud qui vient d’etre cree et rempli a la fin de la nouvelle liste.</text:span></text:p>
      <text:p text:style-name="P29">- <text:span text:style-name="T21">on avance lst au noeud suiv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3:08:00.124196458</meta:creation-date>
    <dc:date>2024-10-26T12:06:06.330734644</dc:date>
    <meta:editing-duration>PT2H44M44S</meta:editing-duration>
    <meta:editing-cycles>8</meta:editing-cycles>
    <meta:generator>LibreOffice/7.3.7.2$Linux_X86_64 LibreOffice_project/30$Build-2</meta:generator>
    <meta:document-statistic meta:table-count="0" meta:image-count="0" meta:object-count="0" meta:page-count="4" meta:paragraph-count="89" meta:word-count="2124" meta:character-count="11168" meta:non-whitespace-character-count="9126"/>
  </office:meta>
</office:document-meta>
</file>